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3cb2"/>
    </style:style>
    <style:style style:name="P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93cb2"/>
    </style:style>
    <style:style style:name="P3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officeooo:paragraph-rsid="00193cb2"/>
    </style:style>
    <style:style style:name="T1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10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ложение А</text:p>
      <text:p text:style-name="P1">Листинг файла client.h</text:p>
      <text:p text:style-name="P2"><text:span text:style-name="T1">#pragma </text:span><text:span text:style-name="T2">once</text:span><text:line-break/><text:line-break/><text:span text:style-name="T3">void </text:span><text:span text:style-name="T4">client_run</text:span><text:span text:style-name="T2">();</text:span></text:p>
      <text:p text:style-name="P1"/>
      <text:p text:style-name="P1">Листинг файла client.c</text:p>
      <text:p text:style-name="P2"><text:span text:style-name="T1">#include </text:span><text:span text:style-name="T5">"client.h"</text:span><text:line-break/><text:line-break/><text:span text:style-name="T1">#include </text:span><text:span text:style-name="T5">&lt;stdio.h&gt;</text:span><text:line-break/><text:span text:style-name="T1">#include </text:span><text:span text:style-name="T5">&lt;unistd.h&gt;</text:span><text:line-break/><text:span text:style-name="T1">#include </text:span><text:span text:style-name="T5">&lt;string.h&gt;</text:span><text:line-break/><text:span text:style-name="T1">#include </text:span><text:span text:style-name="T5">&lt;sys/socket.h&gt;</text:span><text:line-break/><text:span text:style-name="T1">#include </text:span><text:span text:style-name="T5">&lt;netinet/in.h&gt;</text:span><text:line-break/><text:line-break/><text:span text:style-name="T3">void </text:span><text:span text:style-name="T4">client_run</text:span><text:span text:style-name="T2">() {</text:span><text:line-break/><text:span text:style-name="T2"> <text:s text:c="3"/></text:span><text:span text:style-name="T12">size_t </text:span><text:span text:style-name="T6">buf_size </text:span><text:span text:style-name="T2">= </text:span><text:span text:style-name="T8">1024</text:span><text:span text:style-name="T2">;</text:span><text:line-break/><text:span text:style-name="T2"> <text:s text:c="3"/></text:span><text:span text:style-name="T3">char </text:span><text:span text:style-name="T6">buf</text:span><text:span text:style-name="T2">[</text:span><text:span text:style-name="T8">1024</text:span><text:span text:style-name="T2">];</text:span><text:line-break/><text:span text:style-name="T2"> <text:s text:c="3"/></text:span><text:span text:style-name="T3">char </text:span><text:span text:style-name="T2">*</text:span><text:span text:style-name="T6">buff </text:span><text:span text:style-name="T2">= </text:span><text:span text:style-name="T6">buf</text:span><text:span text:style-name="T2">;</text:span><text:line-break/><text:line-break/><text:span text:style-name="T2"> <text:s text:c="3"/></text:span><text:span text:style-name="T3">int </text:span><text:span text:style-name="T6">sock</text:span><text:span text:style-name="T2">;</text:span><text:line-break/><text:span text:style-name="T2"> <text:s text:c="3"/></text:span><text:span text:style-name="T3">struct </text:span><text:span text:style-name="T7">sockaddr_in </text:span><text:span text:style-name="T6">addr</text:span><text:span text:style-name="T2">;</text:span><text:line-break/><text:line-break/><text:span text:style-name="T2"> <text:s text:c="3"/></text:span><text:span text:style-name="T3">do </text:span><text:span text:style-name="T2">{</text:span><text:line-break/><text:span text:style-name="T2"> <text:s text:c="7"/></text:span><text:span text:style-name="T6">sock </text:span><text:span text:style-name="T2">= socket(</text:span><text:span text:style-name="T9">AF_INET</text:span><text:span text:style-name="T2">, </text:span><text:span text:style-name="T9">SOCK_STREAM</text:span><text:span text:style-name="T2">, </text:span><text:span text:style-name="T8">0</text:span><text:span text:style-name="T2">);</text:span><text:line-break/><text:span text:style-name="T2"> <text:s text:c="7"/></text:span><text:span text:style-name="T3">if </text:span><text:span text:style-name="T2">(</text:span><text:span text:style-name="T6">sock </text:span><text:span text:style-name="T2">&lt; </text:span><text:span text:style-name="T8">0</text:span><text:span text:style-name="T2">) {</text:span><text:line-break/><text:span text:style-name="T2"> <text:s text:c="11"/>usleep(</text:span><text:span text:style-name="T8">100</text:span><text:span text:style-name="T2">);</text:span><text:line-break/><text:span text:style-name="T2"> <text:s text:c="7"/>}</text:span><text:line-break/><text:span text:style-name="T2"> <text:s text:c="3"/>} </text:span><text:span text:style-name="T3">while </text:span><text:span text:style-name="T2">(</text:span><text:span text:style-name="T6">sock </text:span><text:span text:style-name="T2">&lt; </text:span><text:span text:style-name="T8">0</text:span><text:span text:style-name="T2">);</text:span><text:line-break/><text:line-break/><text:span text:style-name="T2"> <text:s text:c="3"/></text:span><text:span text:style-name="T6">addr</text:span><text:span text:style-name="T2">.</text:span><text:span text:style-name="T10">sin_family </text:span><text:span text:style-name="T2">= </text:span><text:span text:style-name="T9">AF_INET</text:span><text:span text:style-name="T2">;</text:span><text:line-break/><text:span text:style-name="T2"> <text:s text:c="3"/></text:span><text:span text:style-name="T6">addr</text:span><text:span text:style-name="T2">.</text:span><text:span text:style-name="T10">sin_port </text:span><text:span text:style-name="T2">= htons(</text:span><text:span text:style-name="T8">3456</text:span><text:span text:style-name="T2">);</text:span><text:line-break/><text:span text:style-name="T2"> <text:s text:c="3"/></text:span><text:span text:style-name="T6">addr</text:span><text:span text:style-name="T2">.</text:span><text:span text:style-name="T10">sin_addr</text:span><text:span text:style-name="T2">.</text:span><text:span text:style-name="T10">s_addr </text:span><text:span text:style-name="T2">= htonl(</text:span><text:span text:style-name="T9">INADDR_LOOPBACK</text:span><text:span text:style-name="T2">);</text:span><text:line-break/><text:span text:style-name="T2"> <text:s text:c="3"/></text:span><text:span text:style-name="T3">int </text:span><text:span text:style-name="T6">isConnect</text:span><text:span text:style-name="T2">;</text:span><text:line-break/><text:span text:style-name="T2"> <text:s text:c="3"/></text:span><text:span text:style-name="T3">do </text:span><text:span text:style-name="T2">{</text:span><text:line-break/><text:span text:style-name="T2"> <text:s text:c="7"/></text:span><text:span text:style-name="T6">isConnect </text:span><text:span text:style-name="T2">= connect(</text:span><text:span text:style-name="T6">sock</text:span><text:span text:style-name="T2">, (</text:span><text:span text:style-name="T3">struct </text:span><text:span text:style-name="T7">sockaddr </text:span><text:span text:style-name="T2">*) &amp;</text:span><text:span text:style-name="T6">addr</text:span><text:span text:style-name="T2">, </text:span><text:span text:style-name="T3">sizeof</text:span><text:span text:style-name="T2">(</text:span><text:span text:style-name="T6">addr</text:span><text:span text:style-name="T2">));</text:span><text:line-break/><text:span text:style-name="T2"> <text:s text:c="7"/></text:span><text:span text:style-name="T3">if </text:span><text:span text:style-name="T2">(</text:span><text:span text:style-name="T6">isConnect </text:span><text:span text:style-name="T2">&lt; </text:span><text:span text:style-name="T8">0</text:span><text:span text:style-name="T2">) {</text:span><text:line-break/><text:span text:style-name="T2"> <text:s text:c="11"/>usleep(</text:span><text:span text:style-name="T8">100</text:span><text:span text:style-name="T2">);</text:span><text:line-break/><text:span text:style-name="T2"> <text:s text:c="7"/>}</text:span><text:line-break/><text:span text:style-name="T2"> <text:s text:c="3"/>} </text:span><text:span text:style-name="T3">while </text:span><text:span text:style-name="T2">(</text:span><text:span text:style-name="T6">isConnect </text:span><text:span text:style-name="T2">&lt; </text:span><text:span text:style-name="T8">0</text:span><text:span text:style-name="T2">);</text:span><text:line-break/><text:line-break/><text:span text:style-name="T2"> <text:s text:c="3"/>printf(</text:span><text:span text:style-name="T5">"Клиент: "</text:span><text:span text:style-name="T2">);</text:span><text:line-break/><text:span text:style-name="T2"> <text:s text:c="3"/>scanf(</text:span><text:span text:style-name="T5">"%s"</text:span><text:span text:style-name="T2">, </text:span><text:span text:style-name="T6">buff</text:span><text:span text:style-name="T2">);</text:span><text:line-break/><text:span text:style-name="T2"> <text:s text:c="3"/>getchar();</text:span><text:line-break/><text:span text:style-name="T2"> <text:s text:c="3"/>send(</text:span><text:span text:style-name="T6">sock</text:span><text:span text:style-name="T2">, </text:span><text:span text:style-name="T6">buf</text:span><text:span text:style-name="T2">, strlen(</text:span><text:span text:style-name="T6">buf</text:span><text:span text:style-name="T2">), </text:span><text:span text:style-name="T8">0</text:span><text:span text:style-name="T2">);</text:span><text:line-break/><text:span text:style-name="T2"> <text:s text:c="3"/>memset(</text:span><text:span text:style-name="T6">buf</text:span><text:span text:style-name="T2">, </text:span><text:span text:style-name="T5">'</text:span><text:span text:style-name="T11">\0</text:span><text:span text:style-name="T5">'</text:span><text:span text:style-name="T2">, </text:span><text:span text:style-name="T6">buf_size</text:span><text:span text:style-name="T2">);</text:span><text:line-break/><text:span text:style-name="T2"> <text:s text:c="3"/>recv(</text:span><text:span text:style-name="T6">sock</text:span><text:span text:style-name="T2">, </text:span><text:span text:style-name="T6">buf</text:span><text:span text:style-name="T2">, </text:span><text:span text:style-name="T3">sizeof</text:span><text:span text:style-name="T2">(</text:span><text:span text:style-name="T6">buf</text:span><text:span text:style-name="T2">), </text:span><text:span text:style-name="T8">0</text:span><text:span text:style-name="T2">);</text:span><text:line-break/><text:span text:style-name="T2"> <text:s text:c="3"/>printf(</text:span><text:span text:style-name="T5">"Сервер: %s</text:span><text:span text:style-name="T11">\n</text:span><text:span text:style-name="T5">"</text:span><text:span text:style-name="T2">, </text:span><text:span text:style-name="T6">buf</text:span><text:span text:style-name="T2">);</text:span><text:line-break/><text:line-break/><text:span text:style-name="T2"> <text:s text:c="3"/>close(</text:span><text:span text:style-name="T6">sock</text:span><text:span text:style-name="T2">);</text:span><text:line-break/><text:span text:style-name="T2">}</text:span><text:line-break/></text:p>
      <text:p text:style-name="P1">Листинг файла server.h</text:p>
      <text:p text:style-name="P2"><text:span text:style-name="T1">#pragma </text:span><text:span text:style-name="T2">once</text:span><text:line-break/><text:line-break/><text:span text:style-name="T3">void </text:span><text:span text:style-name="T4">server_run</text:span><text:span text:style-name="T2">(</text:span><text:span text:style-name="T3">int </text:span><text:span text:style-name="T2">logged);</text:span><text:line-break/></text:p>
      <text:p text:style-name="P1">Листинг файла server.c</text:p>
      <text:p text:style-name="P2"><text:soft-page-break/><text:span text:style-name="T1">#include </text:span><text:span text:style-name="T5">"server.h"</text:span><text:line-break/><text:line-break/><text:span text:style-name="T1">#include </text:span><text:span text:style-name="T5">&lt;math.h&gt;</text:span><text:line-break/><text:span text:style-name="T1">#include </text:span><text:span text:style-name="T5">&lt;stdio.h&gt;</text:span><text:line-break/><text:span text:style-name="T1">#include </text:span><text:span text:style-name="T5">&lt;stdlib.h&gt;</text:span><text:line-break/><text:span text:style-name="T1">#include </text:span><text:span text:style-name="T5">&lt;string.h&gt;</text:span><text:line-break/><text:span text:style-name="T1">#include </text:span><text:span text:style-name="T5">&lt;pthread.h&gt;</text:span><text:line-break/><text:span text:style-name="T1">#include </text:span><text:span text:style-name="T5">&lt;sys/types.h&gt;</text:span><text:line-break/><text:span text:style-name="T1">#include </text:span><text:span text:style-name="T5">&lt;sys/socket.h&gt;</text:span><text:line-break/><text:span text:style-name="T1">#include </text:span><text:span text:style-name="T5">&lt;netinet/in.h&gt;</text:span><text:line-break/><text:line-break/><text:span text:style-name="T3">char </text:span><text:span text:style-name="T2">*</text:span><text:span text:style-name="T4">toString</text:span><text:span text:style-name="T2">(</text:span><text:span text:style-name="T3">int </text:span><text:span text:style-name="T2">number);</text:span><text:line-break/><text:line-break/><text:span text:style-name="T3">void </text:span><text:span text:style-name="T4">server_run</text:span><text:span text:style-name="T2">(</text:span><text:span text:style-name="T3">int </text:span><text:span text:style-name="T2">logged) {</text:span><text:line-break/><text:span text:style-name="T2"> <text:s text:c="3"/></text:span><text:span text:style-name="T3">int </text:span><text:span text:style-name="T6">sock</text:span><text:span text:style-name="T2">, </text:span><text:span text:style-name="T6">listener</text:span><text:span text:style-name="T2">;</text:span><text:line-break/><text:span text:style-name="T2"> <text:s text:c="3"/></text:span><text:span text:style-name="T3">struct </text:span><text:span text:style-name="T7">sockaddr_in </text:span><text:span text:style-name="T6">addr</text:span><text:span text:style-name="T2">;</text:span><text:line-break/><text:span text:style-name="T2"> <text:s text:c="3"/></text:span><text:span text:style-name="T3">char </text:span><text:span text:style-name="T6">buf</text:span><text:span text:style-name="T2">[</text:span><text:span text:style-name="T8">1024</text:span><text:span text:style-name="T2">];</text:span><text:line-break/><text:span text:style-name="T2"> <text:s text:c="3"/></text:span><text:span text:style-name="T3">int </text:span><text:span text:style-name="T6">bytes_read</text:span><text:span text:style-name="T2">;</text:span><text:line-break/><text:line-break/><text:span text:style-name="T2"> <text:s text:c="3"/></text:span><text:span text:style-name="T6">listener </text:span><text:span text:style-name="T2">= socket(</text:span><text:span text:style-name="T9">AF_INET</text:span><text:span text:style-name="T2">, </text:span><text:span text:style-name="T9">SOCK_STREAM</text:span><text:span text:style-name="T2">, </text:span><text:span text:style-name="T8">0</text:span><text:span text:style-name="T2">);</text:span><text:line-break/><text:span text:style-name="T2"> <text:s text:c="3"/></text:span><text:span text:style-name="T3">if </text:span><text:span text:style-name="T2">(</text:span><text:span text:style-name="T6">listener </text:span><text:span text:style-name="T2">&lt; </text:span><text:span text:style-name="T8">0</text:span><text:span text:style-name="T2">) {</text:span><text:line-break/><text:span text:style-name="T2"> <text:s text:c="7"/>perror(</text:span><text:span text:style-name="T5">"socket"</text:span><text:span text:style-name="T2">);</text:span><text:line-break/><text:span text:style-name="T2"> <text:s text:c="7"/>exit(</text:span><text:span text:style-name="T8">1</text:span><text:span text:style-name="T2">);</text:span><text:line-break/><text:span text:style-name="T2"> <text:s text:c="3"/>}</text:span><text:line-break/><text:line-break/><text:span text:style-name="T2"> <text:s text:c="3"/></text:span><text:span text:style-name="T6">addr</text:span><text:span text:style-name="T2">.</text:span><text:span text:style-name="T10">sin_family </text:span><text:span text:style-name="T2">= </text:span><text:span text:style-name="T9">AF_INET</text:span><text:span text:style-name="T2">;</text:span><text:line-break/><text:span text:style-name="T2"> <text:s text:c="3"/></text:span><text:span text:style-name="T6">addr</text:span><text:span text:style-name="T2">.</text:span><text:span text:style-name="T10">sin_port </text:span><text:span text:style-name="T2">= htons(</text:span><text:span text:style-name="T8">3456</text:span><text:span text:style-name="T2">);</text:span><text:line-break/><text:span text:style-name="T2"> <text:s text:c="3"/></text:span><text:span text:style-name="T6">addr</text:span><text:span text:style-name="T2">.</text:span><text:span text:style-name="T10">sin_addr</text:span><text:span text:style-name="T2">.</text:span><text:span text:style-name="T10">s_addr </text:span><text:span text:style-name="T2">= htonl(</text:span><text:span text:style-name="T9">INADDR_ANY</text:span><text:span text:style-name="T2">);</text:span><text:line-break/><text:span text:style-name="T2"> <text:s text:c="3"/></text:span><text:span text:style-name="T3">if </text:span><text:span text:style-name="T2">(bind(</text:span><text:span text:style-name="T6">listener</text:span><text:span text:style-name="T2">, (</text:span><text:span text:style-name="T3">struct </text:span><text:span text:style-name="T7">sockaddr </text:span><text:span text:style-name="T2">*)&amp;</text:span><text:span text:style-name="T6">addr</text:span><text:span text:style-name="T2">, </text:span><text:span text:style-name="T3">sizeof</text:span><text:span text:style-name="T2">(</text:span><text:span text:style-name="T6">addr</text:span><text:span text:style-name="T2">)) &lt; </text:span><text:span text:style-name="T8">0</text:span><text:span text:style-name="T2">) {</text:span><text:line-break/><text:span text:style-name="T2"> <text:s text:c="7"/>perror(</text:span><text:span text:style-name="T5">"bind"</text:span><text:span text:style-name="T2">);</text:span><text:line-break/><text:span text:style-name="T2"> <text:s text:c="7"/>exit(</text:span><text:span text:style-name="T8">2</text:span><text:span text:style-name="T2">);</text:span><text:line-break/><text:span text:style-name="T2"> <text:s text:c="3"/>}</text:span><text:line-break/><text:line-break/><text:span text:style-name="T2"> <text:s text:c="3"/>listen(</text:span><text:span text:style-name="T6">listener</text:span><text:span text:style-name="T2">, </text:span><text:span text:style-name="T8">1</text:span><text:span text:style-name="T2">);</text:span><text:line-break/><text:line-break/><text:span text:style-name="T2"> <text:s text:c="3"/></text:span><text:span text:style-name="T3">int </text:span><text:span text:style-name="T6">i </text:span><text:span text:style-name="T2">= </text:span><text:span text:style-name="T8">0</text:span><text:span text:style-name="T2">;</text:span><text:line-break/><text:span text:style-name="T2"> <text:s text:c="3"/></text:span><text:span text:style-name="T3">int </text:span><text:span text:style-name="T6">sum </text:span><text:span text:style-name="T2">= </text:span><text:span text:style-name="T8">0</text:span><text:span text:style-name="T2">;</text:span><text:line-break/><text:span text:style-name="T2"> <text:s text:c="3"/></text:span><text:span text:style-name="T3">while </text:span><text:span text:style-name="T2">(</text:span><text:span text:style-name="T8">1</text:span><text:span text:style-name="T2">) {</text:span><text:line-break/><text:span text:style-name="T2"> <text:s text:c="7"/></text:span><text:span text:style-name="T6">sock </text:span><text:span text:style-name="T2">= accept(</text:span><text:span text:style-name="T6">listener</text:span><text:span text:style-name="T2">, </text:span><text:span text:style-name="T8">0</text:span><text:span text:style-name="T2">, </text:span><text:span text:style-name="T8">0</text:span><text:span text:style-name="T2">);</text:span><text:line-break/><text:span text:style-name="T2"> <text:s text:c="7"/></text:span><text:span text:style-name="T3">if </text:span><text:span text:style-name="T2">(</text:span><text:span text:style-name="T6">sock </text:span><text:span text:style-name="T2">&lt; </text:span><text:span text:style-name="T8">0</text:span><text:span text:style-name="T2">) {</text:span><text:line-break/><text:span text:style-name="T2"> <text:s text:c="11"/>perror(</text:span><text:span text:style-name="T5">"accept"</text:span><text:span text:style-name="T2">);</text:span><text:line-break/><text:span text:style-name="T2"> <text:s text:c="11"/>exit(</text:span><text:span text:style-name="T8">3</text:span><text:span text:style-name="T2">);</text:span><text:line-break/><text:span text:style-name="T2"> <text:s text:c="7"/>}</text:span><text:line-break/><text:line-break/><text:span text:style-name="T2"> <text:s text:c="7"/></text:span><text:span text:style-name="T3">while </text:span><text:span text:style-name="T2">(</text:span><text:span text:style-name="T8">1</text:span><text:span text:style-name="T2">) {</text:span><text:line-break/><text:span text:style-name="T2"> <text:s text:c="11"/>memset(</text:span><text:span text:style-name="T6">buf</text:span><text:span text:style-name="T2">, </text:span><text:span text:style-name="T5">'</text:span><text:span text:style-name="T11">\0</text:span><text:span text:style-name="T5">'</text:span><text:span text:style-name="T2">, </text:span><text:span text:style-name="T8">1024</text:span><text:span text:style-name="T2">);</text:span><text:line-break/><text:span text:style-name="T2"> <text:s text:c="11"/></text:span><text:span text:style-name="T6">bytes_read </text:span><text:span text:style-name="T2">= recv(</text:span><text:span text:style-name="T6">sock</text:span><text:span text:style-name="T2">, </text:span><text:span text:style-name="T6">buf</text:span><text:span text:style-name="T2">, </text:span><text:span text:style-name="T8">1024</text:span><text:span text:style-name="T2">, </text:span><text:span text:style-name="T8">0</text:span><text:span text:style-name="T2">);</text:span><text:line-break/><text:span text:style-name="T2"> <text:s text:c="11"/></text:span><text:span text:style-name="T3">if</text:span><text:span text:style-name="T2">(</text:span><text:span text:style-name="T6">bytes_read </text:span><text:span text:style-name="T2">&lt;= </text:span><text:span text:style-name="T8">0</text:span><text:span text:style-name="T2">) </text:span><text:span text:style-name="T3">break</text:span><text:span text:style-name="T2">;</text:span><text:line-break/><text:span text:style-name="T2"> <text:s text:c="11"/></text:span><text:span text:style-name="T3">else </text:span><text:span text:style-name="T2">{</text:span><text:line-break/><text:span text:style-name="T2"> <text:s text:c="15"/></text:span><text:span text:style-name="T3">char </text:span><text:span text:style-name="T2">*</text:span><text:span text:style-name="T6">number </text:span><text:span text:style-name="T2">= toString(</text:span><text:span text:style-name="T6">sum </text:span><text:span text:style-name="T2">+= atoi(</text:span><text:span text:style-name="T6">buf</text:span><text:span text:style-name="T2">));</text:span><text:line-break/><text:span text:style-name="T2"> <text:s text:c="15"/>++</text:span><text:span text:style-name="T6">i</text:span><text:span text:style-name="T2">;</text:span><text:line-break/><text:span text:style-name="T2"> <text:s text:c="15"/></text:span><text:span text:style-name="T3">if</text:span><text:span text:style-name="T2">(logged) {</text:span><text:line-break/><text:span text:style-name="T2"> <text:s text:c="19"/>printf(</text:span><text:span text:style-name="T5">"Клиент %d: %s</text:span><text:span text:style-name="T11">\n</text:span><text:span text:style-name="T5">Текущая сумма: %d</text:span><text:span text:style-name="T11">\n</text:span><text:span text:style-name="T5">"</text:span><text:span text:style-name="T2">, </text:span><text:span text:style-name="T6">i</text:span><text:span text:style-name="T2">, </text:span><text:span text:style-name="T6">buf</text:span><text:span text:style-name="T2">, </text:span><text:span text:style-name="T6">sum</text:span><text:span text:style-name="T2">);</text:span><text:line-break/><text:span text:style-name="T2"> <text:s text:c="15"/>}</text:span><text:line-break/><text:span text:style-name="T2"> <text:s text:c="15"/>send(</text:span><text:span text:style-name="T6">sock</text:span><text:span text:style-name="T2">, </text:span><text:span text:style-name="T6">number</text:span><text:span text:style-name="T2">, strlen(</text:span><text:span text:style-name="T6">number</text:span><text:span text:style-name="T2">), </text:span><text:span text:style-name="T8">0</text:span><text:span text:style-name="T2">);</text:span><text:line-break/><text:span text:style-name="T2"> <text:s text:c="15"/>free(</text:span><text:span text:style-name="T6">number</text:span><text:span text:style-name="T2">);</text:span><text:line-break/><text:span text:style-name="T2"> <text:s text:c="11"/>}</text:span><text:line-break/><text:span text:style-name="T2"> <text:s text:c="7"/>}</text:span><text:line-break/><text:line-break/><text:span text:style-name="T2"> <text:s text:c="7"/>close(</text:span><text:span text:style-name="T6">sock</text:span><text:span text:style-name="T2">);</text:span><text:line-break/><text:soft-page-break/><text:span text:style-name="T2"> <text:s text:c="3"/>}</text:span><text:line-break/><text:span text:style-name="T2">}</text:span><text:line-break/><text:line-break/><text:span text:style-name="T3">char </text:span><text:span text:style-name="T2">*</text:span><text:span text:style-name="T4">toString</text:span><text:span text:style-name="T2">(</text:span><text:span text:style-name="T3">int </text:span><text:span text:style-name="T2">number) {</text:span><text:line-break/><text:span text:style-name="T2"> <text:s text:c="3"/></text:span><text:span text:style-name="T3">int </text:span><text:span text:style-name="T6">n </text:span><text:span text:style-name="T2">= (</text:span><text:span text:style-name="T3">int</text:span><text:span text:style-name="T2">)log10((</text:span><text:span text:style-name="T3">double</text:span><text:span text:style-name="T2">)number) + </text:span><text:span text:style-name="T8">1</text:span><text:span text:style-name="T2">;</text:span><text:line-break/><text:span text:style-name="T2"> <text:s text:c="3"/></text:span><text:span text:style-name="T3">int </text:span><text:span text:style-name="T6">i</text:span><text:span text:style-name="T2">;</text:span><text:line-break/><text:span text:style-name="T2"> <text:s text:c="3"/></text:span><text:span text:style-name="T3">char </text:span><text:span text:style-name="T2">*</text:span><text:span text:style-name="T6">numberArray </text:span><text:span text:style-name="T2">= calloc(</text:span><text:span text:style-name="T6">n </text:span><text:span text:style-name="T2">+ </text:span><text:span text:style-name="T8">1</text:span><text:span text:style-name="T2">, </text:span><text:span text:style-name="T3">sizeof</text:span><text:span text:style-name="T2">(</text:span><text:span text:style-name="T3">char</text:span><text:span text:style-name="T2">));</text:span><text:line-break/><text:span text:style-name="T2"> <text:s text:c="3"/></text:span><text:span text:style-name="T3">for </text:span><text:span text:style-name="T2">(</text:span><text:span text:style-name="T6">i </text:span><text:span text:style-name="T2">= </text:span><text:span text:style-name="T6">n</text:span><text:span text:style-name="T2">-</text:span><text:span text:style-name="T8">1</text:span><text:span text:style-name="T2">; </text:span><text:span text:style-name="T6">i </text:span><text:span text:style-name="T2">&gt;= </text:span><text:span text:style-name="T8">0</text:span><text:span text:style-name="T2">; --</text:span><text:span text:style-name="T6">i</text:span><text:span text:style-name="T2">, number /= </text:span><text:span text:style-name="T8">10</text:span><text:span text:style-name="T2">) {</text:span><text:line-break/><text:span text:style-name="T2"> <text:s text:c="7"/></text:span><text:span text:style-name="T6">numberArray</text:span><text:span text:style-name="T2">[</text:span><text:span text:style-name="T6">i</text:span><text:span text:style-name="T2">] = (</text:span><text:span text:style-name="T3">char</text:span><text:span text:style-name="T2">)((number % </text:span><text:span text:style-name="T8">10</text:span><text:span text:style-name="T2">) + </text:span><text:span text:style-name="T5">'0'</text:span><text:span text:style-name="T2">);</text:span><text:line-break/><text:span text:style-name="T2"> <text:s text:c="3"/>}</text:span><text:line-break/><text:span text:style-name="T2"> <text:s text:c="3"/></text:span><text:span text:style-name="T6">numberArray</text:span><text:span text:style-name="T2">[</text:span><text:span text:style-name="T6">n</text:span><text:span text:style-name="T2">] = </text:span><text:span text:style-name="T5">'</text:span><text:span text:style-name="T11">\0</text:span><text:span text:style-name="T5">'</text:span><text:span text:style-name="T2">;</text:span><text:line-break/><text:span text:style-name="T2"> <text:s text:c="3"/></text:span><text:span text:style-name="T3">return </text:span><text:span text:style-name="T6">numberArray</text:span><text:span text:style-name="T2">;</text:span><text:line-break/><text:span text:style-name="T2">}</text:span><text:line-break/></text:p>
      <text:p text:style-name="P3">Приложение Б</text:p>
      <text:p text:style-name="P2"/>
      <text:p text:style-name="P2">Листинг файла main_client.c</text:p>
      <text:p text:style-name="P2"><text:span text:style-name="T1">#include </text:span><text:span text:style-name="T5">&lt;client.h&gt;</text:span><text:line-break/><text:line-break/><text:span text:style-name="T3">int </text:span><text:span text:style-name="T4">main</text:span><text:span text:style-name="T2">() {</text:span><text:line-break/><text:span text:style-name="T2"> <text:s text:c="3"/>client_run();</text:span><text:line-break/><text:span text:style-name="T2"> <text:s text:c="3"/></text:span><text:span text:style-name="T3">return </text:span><text:span text:style-name="T8">0</text:span><text:span text:style-name="T2">;</text:span><text:line-break/><text:span text:style-name="T2">}</text:span></text:p>
      <text:p text:style-name="P2"/>
      <text:p text:style-name="P2">Листинг файла main_server.c</text:p>
      <text:p text:style-name="P2"><text:span text:style-name="T1">#include </text:span><text:span text:style-name="T5">&lt;server.h&gt;</text:span><text:line-break/><text:line-break/><text:span text:style-name="T3">int </text:span><text:span text:style-name="T4">main</text:span><text:span text:style-name="T2">() {</text:span><text:line-break/><text:span text:style-name="T2"> <text:s text:c="3"/>server_run(</text:span><text:span text:style-name="T8">1</text:span><text:span text:style-name="T2">);</text:span><text:line-break/><text:span text:style-name="T2"> <text:s text:c="3"/></text:span><text:span text:style-name="T3">return </text:span><text:span text:style-name="T8">0</text:span><text:span text:style-name="T2">;</text:span><text:line-break/><text:span text:style-name="T2">}</text:span></text:p>
      <text:p text:style-name="P2"/>
      <text:p text:style-name="P2">Листинг файла main_work.c</text:p>
      <text:p text:style-name="P2"><text:span text:style-name="T1">#include </text:span><text:span text:style-name="T5">&lt;stdio.h&gt;</text:span><text:line-break/><text:span text:style-name="T1">#include </text:span><text:span text:style-name="T5">&lt;unistd.h&gt;</text:span><text:line-break/><text:span text:style-name="T1">#include </text:span><text:span text:style-name="T5">&lt;pthread.h&gt;</text:span><text:line-break/><text:line-break/><text:span text:style-name="T1">#include </text:span><text:span text:style-name="T5">"server.h"</text:span><text:line-break/><text:span text:style-name="T1">#include </text:span><text:span text:style-name="T5">"client.h"</text:span><text:line-break/><text:line-break/><text:span text:style-name="T3">void </text:span><text:span text:style-name="T2">*</text:span><text:span text:style-name="T4">server_thread</text:span><text:span text:style-name="T2">(</text:span><text:span text:style-name="T3">void </text:span><text:span text:style-name="T2">*arg);</text:span><text:line-break/><text:span text:style-name="T3">void </text:span><text:span text:style-name="T2">*</text:span><text:span text:style-name="T4">client_thread</text:span><text:span text:style-name="T2">(</text:span><text:span text:style-name="T3">void </text:span><text:span text:style-name="T2">*arg);</text:span><text:line-break/><text:line-break/><text:span text:style-name="T3">int </text:span><text:span text:style-name="T4">main</text:span><text:span text:style-name="T2">() {</text:span><text:line-break/><text:span text:style-name="T2"> <text:s text:c="3"/></text:span><text:span text:style-name="T3">int </text:span><text:span text:style-name="T6">connections </text:span><text:span text:style-name="T2">= </text:span><text:span text:style-name="T8">0</text:span><text:span text:style-name="T2">;</text:span><text:line-break/><text:span text:style-name="T2"> <text:s text:c="3"/></text:span><text:span text:style-name="T12">pthread_t </text:span><text:span text:style-name="T6">server</text:span><text:span text:style-name="T2">, </text:span><text:span text:style-name="T6">client</text:span><text:span text:style-name="T2">;</text:span><text:line-break/><text:span text:style-name="T2"> <text:s text:c="3"/></text:span><text:span text:style-name="T3">if</text:span><text:span text:style-name="T2">(pthread_create(&amp;</text:span><text:span text:style-name="T6">server</text:span><text:span text:style-name="T2">, </text:span><text:span text:style-name="T9">NULL</text:span><text:span text:style-name="T2">, &amp;server_thread, </text:span><text:span text:style-name="T9">NULL</text:span><text:span text:style-name="T2">)) {</text:span><text:line-break/><text:span text:style-name="T2"> <text:s text:c="7"/></text:span><text:span text:style-name="T3">return </text:span><text:span text:style-name="T2">-</text:span><text:span text:style-name="T8">1</text:span><text:span text:style-name="T2">;</text:span><text:line-break/><text:span text:style-name="T2"> <text:s text:c="3"/>}</text:span><text:line-break/><text:span text:style-name="T2"> <text:s text:c="3"/></text:span><text:span text:style-name="T3">if</text:span><text:span text:style-name="T2">(pthread_create(&amp;</text:span><text:span text:style-name="T6">client</text:span><text:span text:style-name="T2">, </text:span><text:span text:style-name="T9">NULL</text:span><text:span text:style-name="T2">, &amp;client_thread, &amp;</text:span><text:span text:style-name="T6">connections</text:span><text:span text:style-name="T2">)) {</text:span><text:line-break/><text:span text:style-name="T2"> <text:s text:c="7"/></text:span><text:span text:style-name="T3">return </text:span><text:span text:style-name="T2">-</text:span><text:span text:style-name="T8">1</text:span><text:span text:style-name="T2">;</text:span><text:line-break/><text:span text:style-name="T2"> <text:s text:c="3"/>}</text:span><text:line-break/><text:span text:style-name="T2"> <text:s text:c="3"/></text:span><text:span text:style-name="T3">do </text:span><text:span text:style-name="T2">{</text:span><text:line-break/><text:span text:style-name="T2"> <text:s text:c="7"/></text:span><text:span text:style-name="T3">if</text:span><text:span text:style-name="T2">(!</text:span><text:span text:style-name="T6">connections</text:span><text:span text:style-name="T2">) {</text:span><text:line-break/><text:span text:style-name="T2"> <text:s text:c="11"/>printf(</text:span><text:span text:style-name="T5">"Введите число подключений (отрицательное число - выход): "</text:span><text:span text:style-name="T2">);</text:span><text:line-break/><text:span text:style-name="T2"> <text:s text:c="11"/>scanf(</text:span><text:span text:style-name="T5">"%d"</text:span><text:span text:style-name="T2">, &amp;</text:span><text:span text:style-name="T6">connections</text:span><text:span text:style-name="T2">);</text:span><text:line-break/><text:span text:style-name="T2"> <text:s text:c="11"/>getchar();</text:span><text:line-break/><text:span text:style-name="T2"> <text:s text:c="7"/>} </text:span><text:span text:style-name="T3">else </text:span><text:span text:style-name="T2">{</text:span><text:line-break/><text:span text:style-name="T2"> <text:s text:c="11"/>usleep(</text:span><text:span text:style-name="T8">100</text:span><text:span text:style-name="T2">);</text:span><text:line-break/><text:span text:style-name="T2"> <text:s text:c="7"/>}</text:span><text:line-break/><text:span text:style-name="T2"> <text:s text:c="3"/>} </text:span><text:span text:style-name="T3">while </text:span><text:span text:style-name="T2">(</text:span><text:span text:style-name="T6">connections </text:span><text:span text:style-name="T2">&gt;= </text:span><text:span text:style-name="T8">0</text:span><text:span text:style-name="T2">);</text:span><text:line-break/><text:span text:style-name="T2"> <text:s text:c="3"/>pthread_join(</text:span><text:span text:style-name="T6">client</text:span><text:span text:style-name="T2">, </text:span><text:span text:style-name="T9">NULL</text:span><text:span text:style-name="T2">);</text:span><text:line-break/><text:span text:style-name="T2"> <text:s text:c="3"/></text:span><text:span text:style-name="T3">return </text:span><text:span text:style-name="T8">0</text:span><text:span text:style-name="T2">;</text:span><text:line-break/><text:span text:style-name="T2">}</text:span><text:line-break/><text:line-break/><text:span text:style-name="T3">int </text:span><text:span text:style-name="T4">predicate</text:span><text:span text:style-name="T2">(</text:span><text:span text:style-name="T3">void </text:span><text:span text:style-name="T2">*arg) {</text:span><text:line-break/><text:span text:style-name="T2"> <text:s text:c="3"/></text:span><text:span text:style-name="T3">return </text:span><text:span text:style-name="T2">*((</text:span><text:span text:style-name="T3">int</text:span><text:span text:style-name="T2">*)arg) &gt;= </text:span><text:span text:style-name="T8">0</text:span><text:span text:style-name="T2">;</text:span><text:line-break/><text:span text:style-name="T2">}</text:span><text:line-break/><text:line-break/><text:span text:style-name="T3">void </text:span><text:span text:style-name="T2">*</text:span><text:span text:style-name="T4">server_thread</text:span><text:span text:style-name="T2">(</text:span><text:span text:style-name="T3">void </text:span><text:span text:style-name="T2">*arg) {</text:span><text:line-break/><text:span text:style-name="T2"> <text:s text:c="3"/>server_run(</text:span><text:span text:style-name="T8">0</text:span><text:span text:style-name="T2">);</text:span><text:line-break/><text:span text:style-name="T2"> <text:s text:c="3"/>pthread_exit(</text:span><text:span text:style-name="T9">NULL</text:span><text:span text:style-name="T2">);</text:span><text:line-break/><text:span text:style-name="T2">}</text:span><text:line-break/><text:soft-page-break/><text:line-break/><text:span text:style-name="T3">void </text:span><text:span text:style-name="T2">*</text:span><text:span text:style-name="T4">client_thread</text:span><text:span text:style-name="T2">(</text:span><text:span text:style-name="T3">void </text:span><text:span text:style-name="T2">*arg) {</text:span><text:line-break/><text:span text:style-name="T2"> <text:s text:c="3"/></text:span><text:span text:style-name="T3">int </text:span><text:span text:style-name="T2">*</text:span><text:span text:style-name="T6">connections </text:span><text:span text:style-name="T2">= (</text:span><text:span text:style-name="T3">int</text:span><text:span text:style-name="T2">*)arg;</text:span><text:line-break/><text:span text:style-name="T2"> <text:s text:c="3"/></text:span><text:span text:style-name="T3">while</text:span><text:span text:style-name="T2">(*</text:span><text:span text:style-name="T6">connections </text:span><text:span text:style-name="T2">&gt;= </text:span><text:span text:style-name="T8">0</text:span><text:span text:style-name="T2">) {</text:span><text:line-break/><text:span text:style-name="T2"> <text:s text:c="7"/></text:span><text:span text:style-name="T3">if </text:span><text:span text:style-name="T2">(*</text:span><text:span text:style-name="T6">connections </text:span><text:span text:style-name="T2">&gt; </text:span><text:span text:style-name="T8">0</text:span><text:span text:style-name="T2">) {</text:span><text:line-break/><text:span text:style-name="T2"> <text:s text:c="11"/>client_run();</text:span><text:line-break/><text:span text:style-name="T2"> <text:s text:c="11"/>--*</text:span><text:span text:style-name="T6">connections</text:span><text:span text:style-name="T2">;</text:span><text:line-break/><text:span text:style-name="T2"> <text:s text:c="7"/>} </text:span><text:span text:style-name="T3">else </text:span><text:span text:style-name="T2">{</text:span><text:line-break/><text:span text:style-name="T2"> <text:s text:c="11"/>usleep(</text:span><text:span text:style-name="T8">100</text:span><text:span text:style-name="T2">);</text:span><text:line-break/><text:span text:style-name="T2"> <text:s text:c="7"/>}</text:span><text:line-break/><text:span text:style-name="T2"> <text:s text:c="3"/>}</text:span><text:line-break/><text:span text:style-name="T2"> <text:s text:c="3"/>pthread_exit(</text:span><text:span text:style-name="T9">NULL</text:span><text:span text:style-name="T2">);</text:span><text:line-break/><text:span text:style-name="T2">}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2T11:53:21.137542998</meta:creation-date>
    <dc:date>2021-11-12T11:58:33.763772428</dc:date>
    <meta:editing-duration>PT5M13S</meta:editing-duration>
    <meta:editing-cycles>1</meta:editing-cycles>
    <meta:document-statistic meta:table-count="0" meta:image-count="0" meta:object-count="0" meta:page-count="5" meta:paragraph-count="16" meta:word-count="458" meta:character-count="4179" meta:non-whitespace-character-count="2936"/>
    <meta:generator>LibreOffice/7.2.2.2$Linux_X86_64 LibreOffice_project/1eb16ced50a80b7125fabf09652dbb09393766d2</meta:generator>
  </office:meta>
</office:document-meta>
</file>